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text-properties officeooo:rsid="0010dff5" officeooo:paragraph-rsid="0010dff5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P8" style:family="paragraph" style:parent-style-name="Text_20_body" style:list-style-name="L4"/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5">
      <style:paragraph-properties fo:margin-top="0cm" fo:margin-bottom="0cm" style:contextual-spacing="false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ara atualizar o plano de projeto e desenvolver/testar o aplicativo de cupcakes com base na situação-problema apresentada, aqui está uma abordagem estruturada que considera as diretrizes de melhoria contínua (KaiZen):</text:p>
      <text:h text:style-name="Heading_20_3" text:outline-level="3">Atualização do Plano de Projeto</text:h>
      <text:h text:style-name="Heading_20_4" text:outline-level="4">1. Verificação e Adequação do Escopo/Ideia</text:h>
      <text:list text:style-name="L1">
        <text:list-item>
          <text:p text:style-name="P2"><text:span text:style-name="Strong_20_Emphasis">Revisão do Escopo:</text:span></text:p>
          <text:list>
            <text:list-item>
              <text:p text:style-name="P3"><text:span text:style-name="Strong_20_Emphasis">Objetivo:</text:span> Assegurar que o aplicativo ainda atende às necessidades dos usuários.</text:p>
            </text:list-item>
            <text:list-item>
              <text:p text:style-name="P3"><text:span text:style-name="Strong_20_Emphasis">Ações:</text:span> Realizar uma análise SWOT (Forças, Fraquezas, Oportunidades, Ameaças) para identificar áreas de melhoria. Por exemplo, se a demanda por funcionalidades de entrega ou personalização aumentou, essas devem ser priorizadas.</text:p>
            </text:list-item>
          </text:list>
        </text:list-item>
        <text:list-item>
          <text:p text:style-name="P2"><text:span text:style-name="Strong_20_Emphasis">Definição de Requisitos:</text:span></text:p>
          <text:list>
            <text:list-item>
              <text:p text:style-name="P3"><text:span text:style-name="Strong_20_Emphasis">Ações:</text:span> Verificar se os 30 cartões de histórias de usuário refletem as necessidades atuais dos usuários. Cada cartão deve ser revisado para garantir que inclui critérios de aceitação claros e objetivos.</text:p>
            </text:list-item>
          </text:list>
        </text:list-item>
        <text:list-item>
          <text:p text:style-name="P2"><text:span text:style-name="Strong_20_Emphasis">Alterações Necessárias:</text:span></text:p>
          <text:list>
            <text:list-item>
              <text:p text:style-name="P2"><text:span text:style-name="Strong_20_Emphasis">Ações:</text:span> Documentar alterações necessárias, como a adição de novos recursos (ex: integração com redes sociais para compartilhar criações de cupcakes).</text:p>
            </text:list-item>
          </text:list>
        </text:list-item>
      </text:list>
      <text:h text:style-name="Heading_20_4" text:outline-level="4">2. Modelagens da Solução em UML</text:h>
      <text:list text:style-name="L2">
        <text:list-item>
          <text:p text:style-name="P4"><text:span text:style-name="Strong_20_Emphasis">Diagramas de Classe:</text:span></text:p>
          <text:list>
            <text:list-item>
              <text:p text:style-name="P5"><text:span text:style-name="Strong_20_Emphasis">Ações:</text:span> Revise as classes para garantir que todos os atributos e métodos estão adequados. Ajuste a visibilidade de atributos e métodos conforme necessário. Por exemplo, adicione novos atributos às classes se novos requisitos foram identificados.</text:p>
            </text:list-item>
          </text:list>
        </text:list-item>
        <text:list-item>
          <text:p text:style-name="P4"><text:span text:style-name="Strong_20_Emphasis">Casos de Uso:</text:span></text:p>
          <text:list>
            <text:list-item>
              <text:p text:style-name="P5"><text:span text:style-name="Strong_20_Emphasis">Ações:</text:span> Assegure que todos os casos de uso estão atualizados e representam corretamente as interações dos usuários. Inclua novos casos de uso se necessário, como "Compartilhar Cupcake nas Redes Sociais".</text:p>
            </text:list-item>
          </text:list>
        </text:list-item>
        <text:list-item>
          <text:p text:style-name="P4"><text:span text:style-name="Strong_20_Emphasis">Diagramas de Sequência e Atividades:</text:span></text:p>
          <text:list>
            <text:list-item>
              <text:p text:style-name="P4"><text:span text:style-name="Strong_20_Emphasis">Ações:</text:span> Verifique a lógica de fluxo, incluindo melhorias na representação de exceções e caminhos alternativos. Isso pode incluir uma sequência detalhada para o processo de pagamento ou gerenciamento de pedidos.</text:p>
            </text:list-item>
          </text:list>
        </text:list-item>
      </text:list>
      <text:h text:style-name="Heading_20_4" text:outline-level="4">3. Elementos da IHC (Interface Humano Computador)</text:h>
      <text:list text:style-name="L3">
        <text:list-item>
          <text:p text:style-name="P6"><text:span text:style-name="Strong_20_Emphasis">Interface do Usuário:</text:span></text:p>
          <text:list>
            <text:list-item>
              <text:p text:style-name="P7"><text:span text:style-name="Strong_20_Emphasis">Ações:</text:span> Revise as telas planejadas para garantir que sejam intuitivas e atendam aos requisitos de usabilidade. Utilize os mockups existentes para verificar a disposição <text:soft-page-break/>dos elementos.</text:p>
            </text:list-item>
          </text:list>
        </text:list-item>
        <text:list-item>
          <text:p text:style-name="P6"><text:span text:style-name="Strong_20_Emphasis">Mensagens de Erro:</text:span></text:p>
          <text:list>
            <text:list-item>
              <text:p text:style-name="P7"><text:span text:style-name="Strong_20_Emphasis">Ações:</text:span> Crie mensagens de erro claras e úteis. Por exemplo, "Por favor, insira um e-mail válido" em vez de mensagens genéricas.</text:p>
            </text:list-item>
          </text:list>
        </text:list-item>
        <text:list-item>
          <text:p text:style-name="P6"><text:span text:style-name="Strong_20_Emphasis">Protótipo:</text:span></text:p>
          <text:list>
            <text:list-item>
              <text:p text:style-name="P7"><text:span text:style-name="Strong_20_Emphasis">Ações:</text:span> Utilize ferramentas como Figma ou Adobe XD para atualizar o protótipo, incorporando feedback de usuários potenciais e considerando a usabilidade em dispositivos móveis.</text:p>
            </text:list-item>
          </text:list>
        </text:list-item>
        <text:list-item>
          <text:p text:style-name="P6"><text:span text:style-name="Strong_20_Emphasis">Mapas Conceituais e Navegacionais:</text:span></text:p>
          <text:list>
            <text:list-item>
              <text:p text:style-name="P6"><text:span text:style-name="Strong_20_Emphasis">Ações:</text:span> Revise e atualize mapas que ajudem a visualizar a estrutura da aplicação e o fluxo de navegação. Assegure que a navegação seja lógica e intuitiva.</text:p>
            </text:list-item>
          </text:list>
        </text:list-item>
      </text:list>
      <text:h text:style-name="Heading_20_4" text:outline-level="4">4. Projetos Relacionados aos Dados</text:h>
      <text:list text:style-name="L4">
        <text:list-item>
          <text:p text:style-name="P8"><text:span text:style-name="Strong_20_Emphasis">Diagrama de Classes de Persistência:</text:span></text:p>
          <text:list>
            <text:list-item>
              <text:p text:style-name="P9"><text:span text:style-name="Strong_20_Emphasis">Ações:</text:span> Verifique se o diagrama reflete corretamente as entidades e suas relações com foco na persistência. Adicione quaisquer novas entidades identificadas nas histórias de usuário.</text:p>
            </text:list-item>
          </text:list>
        </text:list-item>
        <text:list-item>
          <text:p text:style-name="P8"><text:span text:style-name="Strong_20_Emphasis">Projeto Conceitual:</text:span></text:p>
          <text:list>
            <text:list-item>
              <text:p text:style-name="P9"><text:span text:style-name="Strong_20_Emphasis">Ações:</text:span> Desenvolva um modelo conceitual abrangente que inclua todas as entidades e relacionamentos necessários, considerando as novas funcionalidades.</text:p>
            </text:list-item>
          </text:list>
        </text:list-item>
        <text:list-item>
          <text:p text:style-name="P8"><text:span text:style-name="Strong_20_Emphasis">Projeto Lógico Normalizado:</text:span></text:p>
          <text:list>
            <text:list-item>
              <text:p text:style-name="P8"><text:span text:style-name="Strong_20_Emphasis">Ações:</text:span> Converta o modelo conceitual em um modelo lógico, aplicando as regras de normalização para garantir que os dados sejam organizados eficientemente.</text:p>
            </text:list-item>
          </text:list>
        </text:list-item>
      </text:list>
      <text:h text:style-name="Heading_20_4" text:outline-level="4">5. Projeto Físico do Banco de Dados</text:h>
      <text:list text:style-name="L5">
        <text:list-item>
          <text:p text:style-name="P10"><text:span text:style-name="Strong_20_Emphasis">Modelo Físico:</text:span></text:p>
          <text:list>
            <text:list-item>
              <text:p text:style-name="P11"><text:span text:style-name="Strong_20_Emphasis">Ações:</text:span> Crie o modelo físico do banco de dados com base no modelo lógico, escolhendo a tecnologia que será utilizada (ex: MySQL, PostgreSQL).</text:p>
            </text:list-item>
          </text:list>
        </text:list-item>
        <text:list-item>
          <text:p text:style-name="P10"><text:span text:style-name="Strong_20_Emphasis">Documentação:</text:span></text:p>
          <text:list>
            <text:list-item>
              <text:p text:style-name="P11"><text:span text:style-name="Strong_20_Emphasis">Ações:</text:span> Documente a estrutura do banco de dados, incluindo tabelas, tipos de dados, chaves primárias e estrangeiras. Por exemplo, a tabela <text:span text:style-name="Source_20_Text">cupcakes</text:span> pode ter colunas como <text:span text:style-name="Source_20_Text">id</text:span>, <text:span text:style-name="Source_20_Text">sabor</text:span>, <text:span text:style-name="Source_20_Text">preco</text:span>, <text:span text:style-name="Source_20_Text">imagem</text:span>.</text:p>
            </text:list-item>
          </text:list>
        </text:list-item>
        <text:list-item>
          <text:p text:style-name="P10"><text:span text:style-name="Strong_20_Emphasis">Dicionário de Dados:</text:span></text:p>
          <text:list>
            <text:list-item>
              <text:p text:style-name="P10"><text:span text:style-name="Strong_20_Emphasis">Ações:</text:span> Crie um dicionário de dados que descreva cada tabela, coluna e suas relações. Inclua informações sobre restrições, como <text:span text:style-name="Source_20_Text">NOT NULL</text:span> e <text:span text:style-name="Source_20_Text">UNIQUE</text:span>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charset="x-symbol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pt" fo:country="B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eading" style:family="paragraph" style:parent-style-name="Standard" style:next-style-name="Text_20_body" style:class="text">
      <style:paragraph-properties fo:margin-top="0.423cm" fo:margin-bottom="0.499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" style:font-family-complex="Arial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SimSun1" style:font-family-asian="NSimSun" style:font-family-generic-asian="system" style:font-pitch-asian="variable" style:font-size-asian="12pt" style:font-weight-asian="bold" style:font-name-complex="Arial" style:font-family-complex="Arial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1-07T22:17:55.436000000</dc:date>
    <meta:editing-duration>PT38M39S</meta:editing-duration>
    <meta:editing-cycles>5</meta:editing-cycles>
    <meta:generator>LibreOffice/24.8.2.1$Windows_X86_64 LibreOffice_project/0f794b6e29741098670a3b95d60478a65d05ef13</meta:generator>
    <meta:document-statistic meta:table-count="0" meta:image-count="0" meta:object-count="0" meta:page-count="2" meta:paragraph-count="40" meta:word-count="570" meta:character-count="3725" meta:non-whitespace-character-count="3228"/>
  </office:meta>
</office:document-meta>
</file>